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a6e7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ed9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f4d5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32d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2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62ae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e83a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fea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3713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50bc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2c9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b497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f433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0d8e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5f2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7bde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af91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cbf0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d4b5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fdd0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39b1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723a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8e42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987c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ab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de94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e43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f428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13a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6e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48a1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6599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7f76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8cc5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9815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ad4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d27e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f71c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035d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31b6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7ca6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92f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af31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0bf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6fdd0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d09ea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3694a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0094e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55f0a6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747d03" officeooo:paragraph-rsid="00747d0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8c376d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931b69" officeooo:paragraph-rsid="00931b6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0bf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d78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1" style:family="text">
      <style:text-properties officeooo:rsid="002904b3"/>
    </style:style>
    <style:style style:name="T2" style:family="text">
      <style:text-properties officeooo:rsid="002cd4cc"/>
    </style:style>
    <style:style style:name="T3" style:family="text">
      <style:text-properties officeooo:rsid="003694a3"/>
    </style:style>
    <style:style style:name="T4" style:family="text">
      <style:text-properties officeooo:rsid="003739e3"/>
    </style:style>
    <style:style style:name="T5" style:family="text">
      <style:text-properties officeooo:rsid="00390049"/>
    </style:style>
    <style:style style:name="T6" style:family="text">
      <style:text-properties officeooo:rsid="003a6e71"/>
    </style:style>
    <style:style style:name="T7" style:family="text">
      <style:text-properties officeooo:rsid="003ed979"/>
    </style:style>
    <style:style style:name="T8" style:family="text">
      <style:text-properties officeooo:rsid="003f4d58"/>
    </style:style>
    <style:style style:name="T9" style:family="text">
      <style:text-properties officeooo:rsid="004081fa"/>
    </style:style>
    <style:style style:name="T10" style:family="text">
      <style:text-properties officeooo:rsid="00432d09"/>
    </style:style>
    <style:style style:name="T11" style:family="text">
      <style:text-properties officeooo:rsid="0043a4c1"/>
    </style:style>
    <style:style style:name="T12" style:family="text">
      <style:text-properties officeooo:rsid="00442c0e"/>
    </style:style>
    <style:style style:name="T13" style:family="text">
      <style:text-properties officeooo:rsid="004494bd"/>
    </style:style>
    <style:style style:name="T14" style:family="text">
      <style:text-properties officeooo:rsid="00462ae1"/>
    </style:style>
    <style:style style:name="T15" style:family="text">
      <style:text-properties officeooo:rsid="004e83a4"/>
    </style:style>
    <style:style style:name="T16" style:family="text">
      <style:text-properties officeooo:rsid="0051e0ef"/>
    </style:style>
    <style:style style:name="T17" style:family="text">
      <style:text-properties officeooo:rsid="00537132"/>
    </style:style>
    <style:style style:name="T18" style:family="text">
      <style:text-properties officeooo:rsid="00550bce"/>
    </style:style>
    <style:style style:name="T19" style:family="text">
      <style:text-properties officeooo:rsid="0055f0a6"/>
    </style:style>
    <style:style style:name="T20" style:family="text">
      <style:text-properties officeooo:rsid="0058dc9a"/>
    </style:style>
    <style:style style:name="T21" style:family="text">
      <style:text-properties officeooo:rsid="005a5f88"/>
    </style:style>
    <style:style style:name="T22" style:family="text">
      <style:text-properties officeooo:rsid="005f4333"/>
    </style:style>
    <style:style style:name="T23" style:family="text">
      <style:text-properties officeooo:rsid="0062bdd0"/>
    </style:style>
    <style:style style:name="T24" style:family="text">
      <style:text-properties officeooo:rsid="006378dc"/>
    </style:style>
    <style:style style:name="T25" style:family="text">
      <style:text-properties officeooo:rsid="0067bde2"/>
    </style:style>
    <style:style style:name="T26" style:family="text">
      <style:text-properties officeooo:rsid="006af918"/>
    </style:style>
    <style:style style:name="T27" style:family="text">
      <style:text-properties officeooo:rsid="006cbf05"/>
    </style:style>
    <style:style style:name="T28" style:family="text">
      <style:text-properties officeooo:rsid="0075f480"/>
    </style:style>
    <style:style style:name="T29" style:family="text">
      <style:text-properties officeooo:rsid="0078e428"/>
    </style:style>
    <style:style style:name="T30" style:family="text">
      <style:text-properties officeooo:rsid="007987c0"/>
    </style:style>
    <style:style style:name="T31" style:family="text">
      <style:text-properties officeooo:rsid="007abc0e"/>
    </style:style>
    <style:style style:name="T32" style:family="text">
      <style:text-properties officeooo:rsid="007de94a"/>
    </style:style>
    <style:style style:name="T33" style:family="text">
      <style:text-properties officeooo:rsid="007e4381"/>
    </style:style>
    <style:style style:name="T34" style:family="text">
      <style:text-properties officeooo:rsid="007f4283"/>
    </style:style>
    <style:style style:name="T35" style:family="text">
      <style:text-properties officeooo:rsid="008113ab"/>
    </style:style>
    <style:style style:name="T36" style:family="text">
      <style:text-properties officeooo:rsid="00816eef"/>
    </style:style>
    <style:style style:name="T37" style:family="text">
      <style:text-properties officeooo:rsid="00829b98"/>
    </style:style>
    <style:style style:name="T38" style:family="text">
      <style:text-properties officeooo:rsid="00848a15"/>
    </style:style>
    <style:style style:name="T39" style:family="text">
      <style:text-properties officeooo:rsid="00865992"/>
    </style:style>
    <style:style style:name="T40" style:family="text">
      <style:text-properties officeooo:rsid="00882457"/>
    </style:style>
    <style:style style:name="T41" style:family="text">
      <style:text-properties officeooo:rsid="0088cc5b"/>
    </style:style>
    <style:style style:name="T42" style:family="text">
      <style:text-properties officeooo:rsid="0089815a"/>
    </style:style>
    <style:style style:name="T43" style:family="text">
      <style:text-properties officeooo:rsid="008a75f0"/>
    </style:style>
    <style:style style:name="T44" style:family="text">
      <style:text-properties officeooo:rsid="008c376d"/>
    </style:style>
    <style:style style:name="T45" style:family="text">
      <style:text-properties officeooo:rsid="008c8669"/>
    </style:style>
    <style:style style:name="T46" style:family="text">
      <style:text-properties officeooo:rsid="008d27ed"/>
    </style:style>
    <style:style style:name="T47" style:family="text">
      <style:text-properties officeooo:rsid="008f71c1"/>
    </style:style>
    <style:style style:name="T48" style:family="text">
      <style:text-properties officeooo:rsid="009035d5"/>
    </style:style>
    <style:style style:name="T49" style:family="text">
      <style:text-properties officeooo:rsid="0091f4fc"/>
    </style:style>
    <style:style style:name="T50" style:family="text">
      <style:text-properties officeooo:rsid="00931b69"/>
    </style:style>
    <style:style style:name="T51" style:family="text">
      <style:text-properties officeooo:rsid="0094d039"/>
    </style:style>
    <style:style style:name="T52" style:family="text">
      <style:text-properties officeooo:rsid="0095defc"/>
    </style:style>
    <style:style style:name="T53" style:family="text">
      <style:text-properties officeooo:rsid="0097ca6c"/>
    </style:style>
    <style:style style:name="T54" style:family="text">
      <style:text-properties officeooo:rsid="00992f79"/>
    </style:style>
    <style:style style:name="T55" style:family="text">
      <style:text-properties officeooo:rsid="009af317"/>
    </style:style>
    <style:style style:name="T56" style:family="text">
      <style:text-properties officeooo:rsid="009c0b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Gianmarco</text:p>
      <text:p text:style-name="P1"><text:span text:style-name="T3">Mon</text:span> <text:span text:style-name="T1">Aug 20</text:span><text:tab/><text:tab/><text:tab/><text:tab/><text:span text:style-name="T4">4</text:span></text:p>
      <text:p text:style-name="P1"><text:span text:style-name="T2">Tue</text:span> <text:span text:style-name="T1">Aug 21</text:span><text:tab/><text:tab/><text:tab/><text:tab/><text:span text:style-name="T4">4</text:span></text:p>
      <text:p text:style-name="P1"><text:span text:style-name="T6">Thu</text:span> <text:span text:style-name="T1">Aug 23</text:span><text:tab/><text:tab/><text:tab/><text:tab/><text:span text:style-name="T5">5.5</text:span></text:p>
      <text:p text:style-name="P53"/>
      <text:p text:style-name="P2"><text:span text:style-name="T6">Tue</text:span> <text:span text:style-name="T1">Aug 28</text:span><text:tab/><text:tab/><text:tab/><text:tab/><text:span text:style-name="T6">5.5</text:span></text:p>
      <text:p text:style-name="P3"><text:span text:style-name="T7">Wed</text:span> <text:span text:style-name="T1">Aug 29</text:span><text:tab/><text:tab/><text:tab/><text:tab/><text:span text:style-name="T7">5</text:span></text:p>
      <text:p text:style-name="P5"><text:span text:style-name="T6">Thu</text:span> <text:span text:style-name="T1">Aug 30</text:span><text:tab/><text:tab/><text:tab/><text:tab/><text:span text:style-name="T9">4</text:span></text:p>
      <text:p text:style-name="P54"/>
      <text:p text:style-name="P4"><text:span text:style-name="T6">Tue</text:span> <text:span text:style-name="T8">Sept 4</text:span><text:tab/><text:tab/><text:tab/><text:tab/><text:span text:style-name="T8">4.5</text:span></text:p>
      <text:p text:style-name="P6"><text:span text:style-name="T10">Wed</text:span> <text:span text:style-name="T8">Sept 5</text:span><text:tab/><text:tab/><text:tab/><text:tab/><text:span text:style-name="T8">5.5</text:span></text:p>
      <text:p text:style-name="P6"/>
      <text:p text:style-name="P7"><text:span text:style-name="T11">Mon</text:span> <text:span text:style-name="T8">Sept 10</text:span><text:tab/><text:tab/><text:tab/><text:tab/><text:span text:style-name="T12">4</text:span></text:p>
      <text:p text:style-name="P8"><text:span text:style-name="T13">Tue</text:span> <text:span text:style-name="T8">Sept 11</text:span><text:tab/><text:tab/><text:tab/><text:tab/><text:span text:style-name="T12">4</text:span></text:p>
      <text:p text:style-name="P9"><text:span text:style-name="T14">Thu</text:span> <text:span text:style-name="T8">Sept 13</text:span><text:tab/><text:tab/><text:tab/><text:tab/><text:span text:style-name="T14">4</text:span></text:p>
      <text:p text:style-name="P9"/>
      <text:p text:style-name="P10"><text:span text:style-name="T15">Tue</text:span> <text:span text:style-name="T8">Sept 18</text:span><text:tab/><text:tab/><text:tab/><text:tab/><text:span text:style-name="T12">4</text:span></text:p>
      <text:p text:style-name="P11"><text:span text:style-name="T14">Thu</text:span> <text:span text:style-name="T8">Sept 19</text:span><text:tab/><text:tab/><text:tab/><text:tab/><text:span text:style-name="T14">4</text:span></text:p>
      <text:p text:style-name="P59">Fri Sept <text:span text:style-name="T16">21</text:span><text:tab/><text:tab/><text:tab/><text:tab/><text:span text:style-name="T16">3.5</text:span></text:p>
      <text:p text:style-name="P12"/>
      <text:p text:style-name="P13"><text:span text:style-name="T11">Mon</text:span> <text:span text:style-name="T8">Sept 24</text:span><text:tab/><text:tab/><text:tab/><text:tab/><text:span text:style-name="T17">3.5</text:span></text:p>
      <text:p text:style-name="P14"><text:span text:style-name="T15">Tue</text:span> <text:span text:style-name="T8">Sept 25</text:span><text:tab/><text:tab/><text:tab/><text:tab/><text:span text:style-name="T18">3.5</text:span></text:p>
      <text:p text:style-name="P15"><text:span text:style-name="T15">Thu</text:span> <text:span text:style-name="T8">Sept 27</text:span><text:tab/><text:tab/><text:tab/><text:tab/><text:span text:style-name="T12">4</text:span></text:p>
      <text:p text:style-name="P60">Fri Sept <text:span text:style-name="T16">28</text:span><text:tab/><text:tab/><text:tab/><text:tab/><text:span text:style-name="T20">fixed minor issue</text:span></text:p>
      <text:p text:style-name="P16"/>
      <text:p text:style-name="P16"><text:span text:style-name="T11">Mon</text:span> <text:span text:style-name="T20">Oct 1</text:span><text:tab/><text:tab/><text:tab/><text:tab/><text:span text:style-name="T20">4</text:span></text:p>
      <text:p text:style-name="P17"><text:span text:style-name="T21">Tue</text:span> <text:span text:style-name="T20">Oct 2</text:span><text:tab/><text:tab/><text:tab/><text:tab/><text:span text:style-name="T21">4</text:span></text:p>
      <text:p text:style-name="P18"><text:span text:style-name="T21">Thu</text:span> <text:span text:style-name="T20">Oct 4</text:span><text:tab/><text:tab/><text:tab/><text:tab/><text:span text:style-name="T22">3</text:span></text:p>
      <text:p text:style-name="P18"/>
      <text:p text:style-name="P58"><text:span text:style-name="T23">Mon</text:span> <text:span text:style-name="T23">Oct</text:span> <text:span text:style-name="T23">8</text:span><text:tab/><text:tab/><text:tab/><text:tab/><text:span text:style-name="T24">6</text:span></text:p>
      <text:p text:style-name="P21"><text:span text:style-name="T21">Tue</text:span> <text:span text:style-name="T20">Oct 9</text:span><text:tab/><text:tab/><text:tab/><text:tab/><text:span text:style-name="T21">4.5</text:span></text:p>
      <text:p text:style-name="P21"/>
      <text:p text:style-name="P23"><text:span text:style-name="T11">Mon</text:span> <text:span text:style-name="T20">Oct 15</text:span><text:tab/><text:tab/><text:tab/><text:tab/><text:span text:style-name="T26">5</text:span></text:p>
      <text:p text:style-name="P24"><text:span text:style-name="T27">Tue</text:span> <text:span text:style-name="T20">Oct 16</text:span><text:tab/><text:tab/><text:tab/><text:tab/><text:span text:style-name="T27">4</text:span></text:p>
      <text:p text:style-name="P63">Fri Oct 19<text:tab/><text:tab/><text:tab/><text:tab/>looked into jitsi js</text:p>
      <text:p text:style-name="P24"/>
      <text:p text:style-name="P27"><text:span text:style-name="T11">Mon</text:span> <text:span text:style-name="T20">Oct 22</text:span><text:tab/><text:tab/><text:tab/><text:tab/><text:span text:style-name="T20">4</text:span></text:p>
      <text:p text:style-name="P28"><text:span text:style-name="T27">Tue</text:span> <text:span text:style-name="T20">Oct 23</text:span><text:tab/><text:tab/><text:tab/><text:tab/><text:span text:style-name="T28">3.5</text:span></text:p>
      <text:p text:style-name="P56"/>
      <text:p text:style-name="P30"><text:span text:style-name="T29">Mon</text:span> <text:span text:style-name="T20">Oct 29</text:span><text:tab/><text:tab/><text:tab/><text:tab/><text:span text:style-name="T27">4.5</text:span></text:p>
      <text:p text:style-name="P30"><text:span text:style-name="T27">Tue</text:span> <text:span text:style-name="T20">Oct 30</text:span><text:tab/><text:tab/><text:tab/><text:tab/><text:span text:style-name="T27">4</text:span></text:p>
      <text:p text:style-name="P32"><text:span text:style-name="T31">Fri</text:span> <text:span text:style-name="T30">Nov 2</text:span><text:tab/><text:tab/><text:tab/><text:tab/><text:span text:style-name="T31">5</text:span></text:p>
      <text:p text:style-name="P32"/>
      <text:p text:style-name="P33"><text:span text:style-name="T32">Mon</text:span> <text:span text:style-name="T30">Nov 5</text:span><text:tab/><text:tab/><text:tab/><text:tab/><text:span text:style-name="T32">4</text:span></text:p>
      <text:p text:style-name="P35"><text:span text:style-name="T27">Tue</text:span> <text:span text:style-name="T33">Nov 6</text:span><text:tab/><text:tab/><text:tab/><text:tab/><text:span text:style-name="T34">4</text:span></text:p>
      <text:p text:style-name="P36"><text:span text:style-name="T35">Fri</text:span> <text:span text:style-name="T33">Nov 9</text:span><text:tab/><text:tab/><text:tab/><text:tab/><text:span text:style-name="T35">1</text:span></text:p>
      <text:p text:style-name="P36"/>
      <text:p text:style-name="P37"><text:span text:style-name="T27">Tue</text:span> <text:span text:style-name="T33">Nov 13</text:span><text:tab/><text:tab/><text:tab/><text:tab/><text:span text:style-name="T36">5</text:span></text:p>
      <text:p text:style-name="P38"><text:span text:style-name="T27">Thu</text:span> <text:span text:style-name="T33">Nov 15</text:span><text:tab/><text:tab/><text:tab/><text:tab/><text:span text:style-name="T38">4</text:span></text:p>
      <text:p text:style-name="P38"><text:span text:style-name="T38">Fri</text:span> <text:span text:style-name="T33">Nov 16</text:span><text:tab/><text:tab/><text:tab/><text:tab/><text:span text:style-name="T38">4</text:span></text:p>
      <text:p text:style-name="P38"/>
      <text:p text:style-name="P41"><text:span text:style-name="T41">Mon</text:span> <text:span text:style-name="T33">Nov 19</text:span><text:tab/><text:tab/><text:tab/><text:tab/><text:span text:style-name="T41">4</text:span></text:p>
      <text:p text:style-name="P41"><text:span text:style-name="T27">Tue</text:span> <text:span text:style-name="T33">Nov 20</text:span><text:tab/><text:tab/><text:tab/><text:tab/><text:span text:style-name="T41">4.5</text:span></text:p>
      <text:p text:style-name="P41"/>
      <text:p text:style-name="P42"><text:span text:style-name="T41">Mon</text:span> <text:span text:style-name="T33">Nov 26</text:span><text:tab/><text:tab/><text:tab/><text:tab/><text:span text:style-name="T42">5</text:span></text:p>
      <text:p text:style-name="P43"><text:span text:style-name="T43">Tue</text:span> <text:span text:style-name="T33">Nov 27</text:span><text:tab/><text:tab/><text:tab/><text:tab/><text:span text:style-name="T42">5.5</text:span></text:p>
      <text:p text:style-name="P43"><text:span text:style-name="T43">Thu</text:span> <text:span text:style-name="T33">Nov 29</text:span><text:tab/><text:tab/><text:tab/><text:tab/><text:span text:style-name="T42">5</text:span></text:p>
      <text:p text:style-name="P43"/>
      <text:p text:style-name="P45"><text:span text:style-name="T41">Mon</text:span> <text:span text:style-name="T46">Dec 3</text:span><text:tab/><text:tab/><text:tab/><text:tab/><text:span text:style-name="T46">4</text:span></text:p>
      <text:p text:style-name="P46"><text:soft-page-break/><text:span text:style-name="T53">Wed</text:span> <text:span text:style-name="T46">Dec 5</text:span><text:tab/><text:tab/><text:tab/><text:tab/><text:span text:style-name="T47">6</text:span></text:p>
      <text:p text:style-name="P46"/>
      <text:p text:style-name="P50"><text:span text:style-name="T54">Mon</text:span> <text:span text:style-name="T46">Dec 10</text:span><text:tab/><text:tab/><text:tab/><text:tab/><text:span text:style-name="T55">4</text:span></text:p>
      <text:p text:style-name="P51"><text:span text:style-name="T55">Tue</text:span> <text:span text:style-name="T46">Dec 11</text:span><text:tab/><text:tab/><text:tab/><text:tab/><text:span text:style-name="T55">4</text:span></text:p>
      <text:p text:style-name="P52"/>
      <text:p text:style-name="P67"><text:span text:style-name="T54">Mon</text:span> <text:span text:style-name="T46">Dec 17</text:span><text:tab/><text:tab/><text:tab/><text:tab/><text:span text:style-name="T55">4</text:span></text:p>
      <text:p text:style-name="P67"/>
      <text:p text:style-name="P21"/>
      <text:p text:style-name="P19"/>
      <text:p text:style-name="P62">Roni</text:p>
      <text:p text:style-name="P20"><text:span text:style-name="T15">Thu</text:span> <text:span text:style-name="T8">Sept 27</text:span><text:tab/><text:tab/><text:tab/><text:tab/><text:span text:style-name="T19">2</text:span></text:p>
      <text:p text:style-name="P61"/>
      <text:p text:style-name="P20"><text:span text:style-name="T21">Tue</text:span> <text:span text:style-name="T20">Oct 2</text:span><text:tab/><text:tab/><text:tab/><text:tab/><text:span text:style-name="T21">4</text:span></text:p>
      <text:p text:style-name="P20"><text:span text:style-name="T21">Thu</text:span> <text:span text:style-name="T20">Oct 4</text:span><text:tab/><text:tab/><text:tab/><text:tab/><text:span text:style-name="T21">4</text:span></text:p>
      <text:p text:style-name="P20"/>
      <text:p text:style-name="P22"><text:span text:style-name="T21">Tue</text:span> <text:span text:style-name="T20">Oct 9</text:span><text:tab/><text:tab/><text:tab/><text:tab/><text:span text:style-name="T25">questions via email</text:span></text:p>
      <text:p text:style-name="P22"><text:span text:style-name="T21">Thu</text:span> <text:span text:style-name="T20">Oct 11</text:span><text:tab/><text:tab/><text:tab/><text:tab/><text:span text:style-name="T25">3</text:span></text:p>
      <text:p text:style-name="P22"/>
      <text:p text:style-name="P25"><text:span text:style-name="T21">Tue</text:span> <text:span text:style-name="T20">Oct 16</text:span><text:tab/><text:tab/><text:tab/><text:tab/><text:span text:style-name="T25">questions via email</text:span></text:p>
      <text:p text:style-name="P25"><text:span text:style-name="T21">Thu</text:span> <text:span text:style-name="T20">Oct 18</text:span><text:tab/><text:tab/><text:tab/><text:tab/><text:span text:style-name="T21">4</text:span></text:p>
      <text:p text:style-name="P25"/>
      <text:p text:style-name="P28"><text:span text:style-name="T27">Tue</text:span> <text:span text:style-name="T20">Oct 23</text:span><text:tab/><text:tab/><text:tab/><text:tab/><text:span text:style-name="T27">4</text:span></text:p>
      <text:p text:style-name="P29"><text:span text:style-name="T21">Thu</text:span> <text:span text:style-name="T20">Oct 25</text:span><text:tab/><text:tab/><text:tab/><text:tab/><text:span text:style-name="T21">4</text:span></text:p>
      <text:p text:style-name="P29"/>
      <text:p text:style-name="P30"><text:span text:style-name="T27">Tue</text:span> <text:span text:style-name="T20">Oct 30</text:span><text:tab/><text:tab/><text:tab/><text:tab/><text:span text:style-name="T27">4</text:span></text:p>
      <text:p text:style-name="P31"><text:span text:style-name="T27">Thu</text:span> <text:span text:style-name="T30">Nov 1</text:span><text:tab/><text:tab/><text:tab/><text:tab/><text:span text:style-name="T27">4</text:span></text:p>
      <text:p text:style-name="P31"/>
      <text:p text:style-name="P34"><text:span text:style-name="T27">Tue</text:span> <text:span text:style-name="T33">Nov 6</text:span><text:tab/><text:tab/><text:tab/><text:tab/><text:span text:style-name="T33">3.5</text:span></text:p>
      <text:p text:style-name="P34"/>
      <text:p text:style-name="P37"><text:span text:style-name="T27">Tue</text:span> <text:span text:style-name="T33">Nov 13</text:span><text:tab/><text:tab/><text:tab/><text:tab/><text:span text:style-name="T37">3</text:span></text:p>
      <text:p text:style-name="P39"><text:span text:style-name="T27">Thu</text:span> <text:span text:style-name="T33">Nov 15</text:span><text:tab/><text:tab/><text:tab/><text:tab/><text:span text:style-name="T39">4</text:span></text:p>
      <text:p text:style-name="P39"/>
      <text:p text:style-name="P40"><text:span text:style-name="T27">Tue</text:span> <text:span text:style-name="T33">Nov 20</text:span><text:tab/><text:tab/><text:tab/><text:tab/><text:span text:style-name="T40">4</text:span></text:p>
      <text:p text:style-name="P47"/>
      <text:p text:style-name="P47"><text:span text:style-name="T48">Wed</text:span> <text:span text:style-name="T46">Dec 5</text:span><text:tab/><text:tab/><text:tab/><text:tab/><text:span text:style-name="T49">4</text:span></text:p>
      <text:p text:style-name="P48"><text:span text:style-name="T50">Thu</text:span> <text:span text:style-name="T46">Dec 6</text:span><text:tab/><text:tab/><text:tab/><text:tab/><text:span text:style-name="T52">4.5</text:span></text:p>
      <text:p text:style-name="P49"><text:span text:style-name="T53">Sat</text:span> <text:span text:style-name="T46">Dec 8</text:span><text:tab/><text:tab/><text:tab/><text:tab/><text:span text:style-name="T53">1</text:span></text:p>
      <text:p text:style-name="P49"/>
      <text:p text:style-name="P52"><text:span text:style-name="T56">Wed</text:span> <text:span text:style-name="T46">Dec 12</text:span><text:tab/><text:tab/><text:tab/><text:tab/><text:span text:style-name="T55">4</text:span></text:p>
      <text:p text:style-name="P52"/>
      <text:p text:style-name="P40"/>
      <text:p text:style-name="P40"/>
      <text:p text:style-name="P64">Chris A</text:p>
      <text:p text:style-name="P44"><text:span text:style-name="T44">Fri</text:span> <text:span text:style-name="T44">Nov 30</text:span><text:tab/><text:tab/><text:tab/><text:tab/><text:span text:style-name="T45">7</text:span></text:p>
      <text:p text:style-name="P50"><text:span text:style-name="T54">Fri</text:span> <text:span text:style-name="T46">Dec 7</text:span><text:tab/><text:tab/><text:tab/><text:tab/><text:span text:style-name="T54">4</text:span></text:p>
      <text:p text:style-name="P50"/>
      <text:p text:style-name="P50"><text:span text:style-name="T54">Mon</text:span> <text:span text:style-name="T46">Dec 10</text:span><text:tab/><text:tab/><text:tab/><text:tab/><text:span text:style-name="T55">6</text:span></text:p>
      <text:p text:style-name="P51"><text:span text:style-name="T55">Tue</text:span> <text:span text:style-name="T46">Dec 11</text:span><text:tab/><text:tab/><text:tab/><text:tab/><text:span text:style-name="T55">6</text:span></text:p>
      <text:p text:style-name="P52"><text:span text:style-name="T56">Wed</text:span> <text:span text:style-name="T46">Dec 12</text:span><text:tab/><text:tab/><text:tab/><text:tab/><text:span text:style-name="T56">5</text:span></text:p>
      <text:p text:style-name="P52"/>
      <text:p text:style-name="P20"/>
      <text:p text:style-name="P61"/>
      <text:p text:style-name="P65">Prachi</text:p>
      <text:p text:style-name="P48"><text:span text:style-name="T50">Thu</text:span> <text:span text:style-name="T46">Dec 6</text:span><text:tab/><text:tab/><text:tab/><text:tab/><text:span text:style-name="T51">5.5</text:span></text:p>
      <text:p text:style-name="P49"><text:span text:style-name="T53">Sat</text:span> <text:span text:style-name="T46">Dec 8</text:span><text:tab/><text:tab/><text:tab/><text:tab/><text:span text:style-name="T53">2</text:span></text:p>
      <text:p text:style-name="P49"/>
      <text:p text:style-name="P20"/>
      <text:p text:style-name="P26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59:23.545009476</meta:creation-date>
    <meta:generator>LibreOffice/5.1.6.2$Linux_X86_64 LibreOffice_project/10m0$Build-2</meta:generator>
    <dc:date>2018-12-18T08:57:36.547794583</dc:date>
    <meta:editing-duration>P83DT2H7M47S</meta:editing-duration>
    <meta:editing-cycles>124</meta:editing-cycles>
    <meta:document-statistic meta:table-count="0" meta:image-count="0" meta:object-count="0" meta:page-count="2" meta:paragraph-count="77" meta:word-count="306" meta:character-count="1211" meta:non-whitespace-character-count="763"/>
  </office:meta>
</office:document-meta>
</file>